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 style:list-style-name="L2">
      <style:graphic-properties draw:stroke="none" svg:stroke-color="#000000" draw:fill="none" draw:fill-color="#ffffff" fo:min-height="2.511cm"/>
    </style:style>
    <style:style style:name="gr4" style:family="graphic" style:parent-style-name="standard">
      <style:graphic-properties draw:stroke="none" svg:stroke-color="#000000" draw:fill="none" draw:fill-color="#ffffff" fo:min-height="2.9cm"/>
    </style:style>
    <style:style style:name="gr5" style:family="graphic" style:parent-style-name="standard">
      <style:graphic-properties draw:stroke="none" svg:stroke-color="#000000" draw:fill="none" draw:fill-color="#ffffff" fo:min-height="2.55cm"/>
    </style:style>
    <style:style style:name="gr6" style:family="graphic" style:parent-style-name="standard" style:list-style-name="L2">
      <style:graphic-properties draw:stroke="none" svg:stroke-color="#000000" draw:fill="none" draw:fill-color="#ffffff" fo:min-height="1.12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2.484cm"/>
    </style:style>
    <style:style style:name="gr8" style:family="graphic" style:parent-style-name="standard" style:list-style-name="L2">
      <style:graphic-properties draw:stroke="none" draw:stroke-dash="Fine_20_Dashed" svg:stroke-color="#3465a4" draw:fill="none" draw:fill-color="#ffffff" fo:min-height="0.75cm"/>
    </style:style>
    <style:style style:name="gr9" style:family="graphic" style:parent-style-name="standard" style:list-style-name="L2">
      <style:graphic-properties draw:stroke="none" draw:stroke-dash="Ultrafine_20_Dashed" svg:stroke-color="#3465a4" draw:fill="none" draw:fill-color="#ffffff" fo:min-height="0.75cm"/>
    </style:style>
    <style:style style:name="gr10" style:family="graphic" style:parent-style-name="standard" style:list-style-name="L2">
      <style:graphic-properties draw:stroke="none" draw:stroke-dash="Ultrafine_20_Dashed" svg:stroke-color="#3465a4" draw:fill="none" draw:fill-color="#ffffff" fo:min-height="0.75cm"/>
    </style:style>
    <style:style style:name="gr11" style:family="graphic" style:parent-style-name="standard" style:list-style-name="L2">
      <style:graphic-properties draw:stroke="none" draw:stroke-dash="Fine_20_Dashed" svg:stroke-color="#3465a4" draw:fill="none" draw:fill-color="#ffffff" fo:min-height="0.75cm"/>
    </style:style>
    <style:style style:name="gr12" style:family="graphic" style:parent-style-name="standard" style:list-style-name="L2">
      <style:graphic-properties draw:stroke="none" draw:stroke-dash="Fine_20_Dashed" svg:stroke-color="#3465a4" draw:fill="none" draw:fill-color="#ffffff" fo:min-height="0.75cm"/>
    </style:style>
    <style:style style:name="gr13" style:family="graphic" style:parent-style-name="standard" style:list-style-name="L2">
      <style:graphic-properties draw:stroke="none" draw:stroke-dash="Fine_20_Dashed" svg:stroke-color="#3465a4" draw:fill="none" draw:fill-color="#ffffff" fo:min-height="0.75cm"/>
    </style:style>
    <style:style style:name="P1" style:family="paragraph">
      <style:paragraph-properties fo:text-align="center"/>
      <style:text-properties style:font-name="DejaVu Sans" fo:font-size="11pt" fo:text-shadow="1pt 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margin-left="0cm" fo:margin-right="0cm" fo:margin-top="0.1cm" fo:margin-bottom="0.1cm" fo:line-height="100%" fo:text-align="justify" fo:text-indent="0cm"/>
    </style:style>
    <style:style style:name="P5" style:family="paragraph">
      <style:paragraph-properties fo:margin-left="0cm" fo:margin-right="0cm" fo:margin-top="0.1cm" fo:margin-bottom="0.1cm" fo:line-height="100%" fo:text-align="justify" fo:text-indent="0cm"/>
      <style:text-properties fo:font-variant="normal" fo:text-transform="none" fo:color="#000000" style:text-outline="false" style:text-line-through-style="none" style:text-line-through-type="none" style:font-name="DejaVu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style:font-name="DejaVu Sans" fo:font-size="8pt" style:font-size-asian="8pt" style:font-size-complex="8pt"/>
    </style:style>
    <style:style style:name="P7" style:family="paragraph">
      <style:paragraph-properties fo:margin-left="0cm" fo:margin-right="0cm" fo:margin-top="0.1cm" fo:margin-bottom="0.1cm" fo:line-height="100%" fo:text-align="justify" fo:text-indent="0cm"/>
      <style:text-properties style:font-name="DejaVu Sans" fo:font-size="8pt" style:font-size-asian="8pt" style:font-size-complex="8pt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color="#3465a4" style:text-underline-style="none"/>
    </style:style>
    <style:style style:name="P9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dash" style:text-overline-width="bold" style:text-overline-color="#3465a4"/>
    </style:style>
    <style:style style:name="P10" style:family="paragraph">
      <style:paragraph-properties fo:margin-left="0cm" fo:margin-right="0cm" fo:margin-top="0.1cm" fo:margin-bottom="0.1cm" fo:line-height="100%" fo:text-align="center" fo:text-indent="0cm"/>
      <style:text-properties fo:color="#3465a4" style:font-name="DejaVu Sans" fo:font-size="11pt" style:text-underline-style="none" style:letter-kerning="true" style:font-name-asian="Droid Sans Fallback" style:font-size-asian="11pt" style:font-name-complex="FreeSans" style:font-size-complex="11pt"/>
    </style:style>
    <style:style style:name="P1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1cm" fo:margin-bottom="0.1cm" fo:text-align="center"/>
      <style:text-properties fo:color="#3465a4" style:font-name="DejaVu Sans" fo:font-size="11pt" style:letter-kerning="true" style:font-name-asian="Droid Sans Fallback" style:font-size-asian="11pt" style:font-name-complex="FreeSans" style:font-size-complex="11pt"/>
    </style:style>
    <style:style style:name="P13" style:family="paragraph">
      <style:paragraph-properties fo:margin-left="0cm" fo:margin-right="0cm" fo:margin-top="0.1cm" fo:margin-bottom="0.1cm" fo:line-height="100%" fo:text-align="center" fo:text-indent="0cm"/>
      <style:text-properties fo:color="#3465a4"/>
    </style:style>
    <style:style style:name="T1" style:family="text">
      <style:text-properties style:font-name="DejaVu Sans" fo:font-size="11pt" fo:text-shadow="1pt 1pt" style:font-size-asian="11pt" style:font-size-complex="11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465a4" style:text-underline-style="none"/>
    </style:style>
    <style:style style:name="T5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2cm" svg:x="1.2cm" svg:y="9.2cm">
          <text:p text:style-name="P1"><text:span text:style-name="T1">Computer Sci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17.6cm" svg:x="5.1cm" svg:y="1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4cm" svg:height="2.5cm" svg:x="11.7cm" svg:y="1.2cm">
          <text:p/>
          <draw:enhanced-geometry svg:viewBox="0 0 21600 21600" draw:mirror-horizontal="false" draw:mirror-vertical="false" draw:glue-points="21600 0 0 10800 21600 21600" draw:text-areas="13800 ?f9 21600 ?f10" draw:type="left-brace" draw:modifiers="2124.59016393443 11379.78526471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001cm" svg:height="0.1cm" svg:x="8.7cm" svg:y="12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3cm" svg:height="2.5cm" svg:x="11.7cm" svg:y="4.4cm">
          <text:p/>
          <draw:enhanced-geometry svg:viewBox="0 0 21600 21600" draw:glue-points="21600 0 0 10800 21600 21600" draw:text-areas="13800 ?f9 21600 ?f10" draw:type="left-brace" draw:modifiers="3186.8852459016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4cm" svg:height="2.6cm" svg:x="11.7cm" svg:y="7.3cm">
          <text:p/>
          <draw:enhanced-geometry svg:viewBox="0 0 21600 21600" draw:glue-points="21600 0 0 10800 21600 21600" draw:text-areas="13800 ?f9 21600 ?f10" draw:type="left-brace" draw:modifiers="1800 9470.9410548086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6.3cm" svg:height="2.761cm" svg:x="12cm" svg:y="1.1cm">
          <draw:text-box>
            <text:p text:style-name="P4"><text:span text:style-name="T2">Analsys of Boolean Fuctions</text:span></text:p>
            <text:p text:style-name="P4"><text:span text:style-name="T2">Tractability</text:span></text:p>
            <text:p text:style-name="P4"><text:span text:style-name="T2">The Discrepancy Method</text:span></text:p>
            <text:p text:style-name="P4"><text:span text:style-name="T2">Modern Computer Algebra</text:span></text:p>
            <text:p text:style-name="P4"><text:span text:style-name="T2">Randomized Algorithms</text:span></text:p>
            <text:p text:style-name="P4"><text:span text:style-name="T2">Graph Algorithms</text:span></text:p>
          </draw:text-box>
        </draw:frame>
        <draw:frame draw:style-name="gr4" draw:text-style-name="P6" draw:layer="layout" svg:width="6.5cm" svg:height="3.15cm" svg:x="12cm" svg:y="4.2cm">
          <draw:text-box>
            <text:p text:style-name="P4"><text:span text:style-name="T2">UML by Example</text:span><text:span text:style-name="T2"><text:tab/></text:span></text:p>
            <text:p text:style-name="P4"><text:span text:style-name="T2">Programming in visual Basic 2010</text:span></text:p>
            <text:p text:style-name="P4"><text:span text:style-name="T2">Testing IT</text:span></text:p>
            <text:p text:style-name="P4"><text:span text:style-name="T2">The Elements of UML 2.0 Style</text:span></text:p>
            <text:p text:style-name="P4"><text:span text:style-name="T2">Enterprise Cloud Computing</text:span></text:p>
            <text:p text:style-name="P4"><text:span text:style-name="T2">The Elements of Java Style</text:span></text:p>
          </draw:text-box>
        </draw:frame>
        <draw:frame draw:style-name="gr5" draw:text-style-name="P7" draw:layer="layout" svg:width="8cm" svg:height="2.8cm" svg:x="12cm" svg:y="7.3cm">
          <draw:text-box>
            <text:p text:style-name="P4"><text:span text:style-name="T2">Graph-based Natural Language Processing and Information Retrieval</text:span></text:p>
            <text:p text:style-name="P4"><text:span text:style-name="T2">Modeling and Reasoning with Bayesian Networks</text:span></text:p>
            <text:p text:style-name="P4"><text:span text:style-name="T2">Research and Development in Expert Systems IX</text:span></text:p>
            <text:p text:style-name="P4"><text:span text:style-name="T2">The Foundations of Artificial Intelligent</text:span></text:p>
            <text:p text:style-name="P4"><text:span text:style-name="T2">Systemic Text Generation as Problem Solving</text:span></text:p>
          </draw:text-box>
        </draw:frame>
        <draw:frame draw:style-name="gr6" draw:text-style-name="P5" draw:layer="layout" svg:width="6.2cm" svg:height="1.456cm" svg:x="12cm" svg:y="10.4cm">
          <draw:text-box>
            <text:p text:style-name="P4"><text:span text:style-name="T2">Secure Communicating Systems</text:span></text:p>
            <text:p text:style-name="P4"><text:span text:style-name="T2">Protecting Information</text:span></text:p>
            <text:p text:style-name="P4"><text:span text:style-name="T2">Security and Game Theory</text:span></text:p>
          </draw:text-box>
        </draw:frame>
        <draw:frame draw:style-name="gr7" draw:text-style-name="P5" draw:layer="layout" svg:width="7.2cm" svg:height="2.734cm" svg:x="12cm" svg:y="12.366cm">
          <draw:text-box>
            <text:p text:style-name="P4"><text:span text:style-name="T2">Neuronal Dynamics</text:span></text:p>
            <text:p text:style-name="P4"><text:span text:style-name="T2">Spicking Neuron Models</text:span></text:p>
            <text:p text:style-name="P4"><text:span text:style-name="T2">Genomic Perl</text:span></text:p>
            <text:p text:style-name="P4"><text:span text:style-name="T2">Introduction to Computational Genomics</text:span></text:p>
            <text:p text:style-name="P4"><text:span text:style-name="T2">Protein Interaction Network</text:span></text:p>
          </draw:text-box>
        </draw:frame>
        <draw:frame draw:style-name="gr4" draw:text-style-name="P6" draw:layer="layout" svg:width="6.6cm" svg:height="3.15cm" svg:x="12cm" svg:y="15.089cm">
          <draw:text-box>
            <text:p text:style-name="P4"><text:span text:style-name="T2">Sparse <text:s/>Image and Signal Processing</text:span></text:p>
            <text:p text:style-name="P4"><text:span text:style-name="T2">Computer Vission for Human-Machine Interaction</text:span></text:p>
            <text:p text:style-name="P4"><text:span text:style-name="T2">Object Categorization</text:span></text:p>
            <text:p text:style-name="P4"><text:span text:style-name="T2">Affine Analysis of Image Sequences</text:span></text:p>
            <text:p text:style-name="P4"><text:span text:style-name="T2">Topology for Computing</text:span></text:p>
            <text:p text:style-name="P4"><text:span text:style-name="T2">Visibility Algorithms in the Plane</text:span></text:p>
          </draw:text-box>
        </draw:frame>
        <draw:custom-shape draw:style-name="gr2" draw:text-style-name="P2" draw:layer="layout" svg:width="0.3cm" svg:height="1.4cm" svg:x="11.7cm" svg:y="10.5cm">
          <text:p/>
          <draw:enhanced-geometry svg:viewBox="0 0 21600 21600" draw:glue-points="21600 0 0 10800 21600 21600" draw:text-areas="13800 ?f9 21600 ?f10" draw:type="left-brace" draw:modifiers="1800 9470.9410548086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399cm" svg:height="2.099cm" svg:x="11.701cm" svg:y="12.501cm">
          <text:p/>
          <draw:enhanced-geometry svg:viewBox="0 0 21600 21600" draw:glue-points="21600 0 0 10800 21600 21600" draw:text-areas="13800 ?f9 21600 ?f10" draw:type="left-brace" draw:modifiers="1800 9470.9410548086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399cm" svg:height="2.899cm" svg:x="11.701cm" svg:y="15.201cm">
          <text:p/>
          <draw:enhanced-geometry svg:viewBox="0 0 21600 21600" draw:glue-points="21600 0 0 10800 21600 21600" draw:text-areas="13800 ?f9 21600 ?f10" draw:type="left-brace" draw:modifiers="1800 10524.41379310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9" draw:layer="layout" svg:width="4.1cm" svg:height="1cm" svg:x="7cm" svg:y="2.1cm">
          <draw:text-box>
            <text:p text:style-name="P8"><text:span text:style-name="T3">Algoritmics</text:span></text:p>
          </draw:text-box>
        </draw:frame>
        <draw:frame draw:style-name="gr9" draw:text-style-name="P11" draw:layer="layout" svg:width="5.7cm" svg:height="1.165cm" svg:x="5.9cm" svg:y="5.1cm">
          <draw:text-box>
            <text:p text:style-name="P10"><text:span text:style-name="T4">Application Development and Software Engineering</text:span></text:p>
          </draw:text-box>
        </draw:frame>
        <draw:frame draw:style-name="gr10" draw:text-style-name="P11" draw:layer="layout" svg:width="6.1cm" svg:height="1.165cm" svg:x="5.7cm" svg:y="7.835cm">
          <draw:text-box>
            <text:p text:style-name="P12"><text:span text:style-name="T5">Artifitial Intellingece and natural language processing</text:span></text:p>
          </draw:text-box>
        </draw:frame>
        <draw:frame draw:style-name="gr11" draw:text-style-name="P11" draw:layer="layout" svg:width="5.7cm" svg:height="1cm" svg:x="5.9cm" svg:y="10.601cm">
          <draw:text-box>
            <text:p text:style-name="P13"><text:span text:style-name="T3">Communications</text:span></text:p>
          </draw:text-box>
        </draw:frame>
        <draw:frame draw:style-name="gr12" draw:text-style-name="P11" draw:layer="layout" svg:width="5.7cm" svg:height="1.165cm" svg:x="5.9cm" svg:y="12.801cm">
          <draw:text-box>
            <text:p text:style-name="P13"><text:span text:style-name="T3">Computational biology and bioinformatics</text:span></text:p>
          </draw:text-box>
        </draw:frame>
        <draw:frame draw:style-name="gr13" draw:text-style-name="P11" draw:layer="layout" svg:width="5.7cm" svg:height="1cm" svg:x="5.9cm" svg:y="16.001cm">
          <draw:text-box>
            <text:p text:style-name="P13"><text:span text:style-name="T3">Computer Graph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ltonLab </meta:initial-creator>
    <meta:creation-date>2016-01-16T00:18:21.270404383</meta:creation-date>
    <dc:date>2016-01-23T11:47:53.122205579</dc:date>
    <dc:creator>MiltonLab </dc:creator>
    <meta:editing-duration>PT7M11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